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f8f" officeooo:paragraph-rsid="00160f8f"/>
    </style:style>
    <style:style style:name="P2" style:family="paragraph" style:parent-style-name="Standard" style:list-style-name="L1">
      <style:text-properties officeooo:rsid="00160f8f" officeooo:paragraph-rsid="00160f8f"/>
    </style:style>
    <style:style style:name="P3" style:family="paragraph" style:parent-style-name="Standard" style:list-style-name="L1">
      <style:text-properties officeooo:rsid="00160f8f" officeooo:paragraph-rsid="0017a7fa"/>
    </style:style>
    <style:style style:name="P4" style:family="paragraph" style:parent-style-name="Standard" style:list-style-name="L1">
      <style:text-properties officeooo:rsid="001a9336" officeooo:paragraph-rsid="001a9336"/>
    </style:style>
    <style:style style:name="P5" style:family="paragraph" style:parent-style-name="Standard" style:list-style-name="L1">
      <style:text-properties officeooo:rsid="001b6f12" officeooo:paragraph-rsid="001b713b"/>
    </style:style>
    <style:style style:name="T1" style:family="text">
      <style:text-properties officeooo:rsid="001667c9"/>
    </style:style>
    <style:style style:name="T2" style:family="text">
      <style:text-properties officeooo:rsid="001812ad"/>
    </style:style>
    <style:style style:name="T3" style:family="text">
      <style:text-properties officeooo:rsid="001959a7"/>
    </style:style>
    <style:style style:name="T4" style:family="text">
      <style:text-properties officeooo:rsid="001b71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sues with website:</text:p>
      <text:p text:style-name="P1"/>
      <text:list xml:id="list1899763267223866675" text:style-name="L1">
        <text:list-item>
          <text:p text:style-name="P2">Navigation bar is not kept consistently between app screens (Consistentcy <text:span text:style-name="T2">and Standards</text:span>).</text:p>
        </text:list-item>
        <text:list-item>
          <text:p text:style-name="P3">Go Back to Home Screen <text:span text:style-name="T1">button is in different spot within the All Appointments Screen.</text:span></text:p>
        </text:list-item>
        <text:list-item>
          <text:p text:style-name="P3"><text:span text:style-name="T3">CSS files are not working at all in the deployed Heroku app (Aesthetic and Minimalist Design).</text:span></text:p>
        </text:list-item>
        <text:list-item>
          <text:p text:style-name="P4">The website does not clearly show the navigation state in the nav bar (Visibility of System Status). Fix by highlighting nav bar entry that website is currently in.</text:p>
        </text:list-item>
        <text:list-item>
          <text:p text:style-name="P5">The webapp add appointment section makes users have to recall what friends they have to add them to appointments (Recogntion Rather Than Recall). <text:span text:style-name="T4">Fix by adding table of friends and selecting friends from the table to add them to the list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1:45.544405230</meta:creation-date>
    <dc:date>2017-11-19T21:46:53.701763271</dc:date>
    <meta:editing-duration>PT15M4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20" meta:character-count="702" meta:non-whitespace-character-count="592"/>
  </office:meta>
</office:document-meta>
</file>